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195cm" fo:margin-left="6.151cm" table:align="left"/>
    </style:style>
    <style:style style:name="Table1.A" style:family="table-column">
      <style:table-column-properties style:column-width="2.067cm"/>
    </style:style>
    <style:style style:name="Table1.B" style:family="table-column">
      <style:table-column-properties style:column-width="4.12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ce6c7" officeooo:paragraph-rsid="001ce6c7"/>
    </style:style>
    <style:style style:name="P2" style:family="paragraph" style:parent-style-name="Table_20_Contents">
      <style:paragraph-properties fo:text-align="center" style:justify-single-word="false"/>
      <style:text-properties officeooo:rsid="0020c307" officeooo:paragraph-rsid="0020c307"/>
    </style:style>
    <style:style style:name="P3" style:family="paragraph" style:parent-style-name="Standard">
      <style:paragraph-properties fo:text-align="center" style:justify-single-word="false"/>
      <style:text-properties officeooo:rsid="001ce6c7" officeooo:paragraph-rsid="001ce6c7"/>
    </style:style>
    <style:style style:name="P4" style:family="paragraph" style:parent-style-name="Standard">
      <style:paragraph-properties fo:text-align="start" style:justify-single-word="false"/>
      <style:text-properties officeooo:rsid="001ce6c7" officeooo:paragraph-rsid="001ce6c7"/>
    </style:style>
    <style:style style:name="P5" style:family="paragraph" style:parent-style-name="Standard">
      <style:paragraph-properties fo:text-align="start" style:justify-single-word="false"/>
      <style:text-properties officeooo:rsid="001ce6c7" officeooo:paragraph-rsid="001cf556"/>
    </style:style>
    <style:style style:name="P6" style:family="paragraph" style:parent-style-name="Standard">
      <style:paragraph-properties fo:text-align="start" style:justify-single-word="false"/>
      <style:text-properties officeooo:rsid="001cf556" officeooo:paragraph-rsid="001cf556"/>
    </style:style>
    <style:style style:name="P7" style:family="paragraph" style:parent-style-name="Standard">
      <style:text-properties fo:font-style="normal" officeooo:rsid="001cf556" officeooo:paragraph-rsid="001cf556" style:font-style-asian="normal" style:font-style-complex="normal"/>
    </style:style>
    <style:style style:name="P8" style:family="paragraph" style:parent-style-name="Subtitle">
      <style:text-properties fo:font-style="normal" style:text-underline-style="solid" style:text-underline-width="auto" style:text-underline-color="font-color" fo:font-weight="bold" officeooo:rsid="001cf556" officeooo:paragraph-rsid="001cf556" style:font-style-asian="normal" style:font-weight-asian="bold" style:font-style-complex="normal" style:font-weight-complex="bold"/>
    </style:style>
    <style:style style:name="P9" style:family="paragraph" style:parent-style-name="Subtitle">
      <style:text-properties fo:font-style="normal" style:text-underline-style="solid" style:text-underline-width="auto" style:text-underline-color="font-color" fo:font-weight="bold" officeooo:rsid="001d35bd" officeooo:paragraph-rsid="001d35bd" style:font-style-asian="normal" style:font-weight-asian="bold" style:font-style-complex="normal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ce6c7" officeooo:paragraph-rsid="001ce6c7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1ce6c7" officeooo:paragraph-rsid="001ce6c7"/>
    </style:style>
    <style:style style:name="P12" style:family="paragraph" style:parent-style-name="Standard" style:list-style-name="L1">
      <style:paragraph-properties fo:text-align="end" style:justify-single-word="false"/>
      <style:text-properties officeooo:rsid="001ce6c7" officeooo:paragraph-rsid="001ce6c7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1cf556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1cf556" officeooo:paragraph-rsid="001cf556"/>
    </style:style>
    <style:style style:name="P15" style:family="paragraph" style:parent-style-name="Standard" style:list-style-name="L3">
      <style:text-properties fo:font-style="normal" officeooo:rsid="001cf556" officeooo:paragraph-rsid="001cf556" style:font-style-asian="normal" style:font-style-complex="normal"/>
    </style:style>
    <style:style style:name="P16" style:family="paragraph" style:parent-style-name="Text_20_body" style:list-style-name="L4">
      <style:text-properties fo:font-style="normal" style:text-underline-style="none" fo:font-weight="normal" officeooo:rsid="001cf556" officeooo:paragraph-rsid="001cf556" style:font-style-asian="normal" style:font-weight-asian="normal" style:font-style-complex="normal" style:font-weight-complex="normal"/>
    </style:style>
    <style:style style:name="P17" style:family="paragraph" style:parent-style-name="Text_20_body" style:list-style-name="L4">
      <style:text-properties fo:font-style="normal" style:text-underline-style="none" fo:font-weight="normal" officeooo:rsid="001d35bd" officeooo:paragraph-rsid="001d35bd" style:font-style-asian="normal" style:font-weight-asian="normal" style:font-style-complex="normal" style:font-weight-complex="normal"/>
    </style:style>
    <style:style style:name="P18" style:family="paragraph" style:parent-style-name="Text_20_body" style:list-style-name="L5">
      <style:text-properties fo:font-style="normal" style:text-underline-style="none" fo:font-weight="normal" officeooo:rsid="001d35bd" officeooo:paragraph-rsid="001d35bd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text-align="center" style:justify-single-word="false"/>
      <style:text-properties fo:font-style="normal" style:text-underline-style="none" fo:font-weight="bold" officeooo:rsid="0021ef85" officeooo:paragraph-rsid="0021ef85" style:font-style-asian="normal" style:font-weight-asian="bold" style:font-style-complex="normal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22cfa3" officeooo:paragraph-rsid="0022cfa3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276ec5" officeooo:paragraph-rsid="00276ec5" style:font-size-asian="16pt" style:font-style-asian="normal" style:font-weight-asian="bold" style:font-size-complex="16pt" style:font-style-complex="normal" style:font-weight-complex="bold"/>
    </style:style>
    <style:style style:name="P22" style:family="paragraph" style:parent-style-name="Text_20_body" style:list-style-name="L6">
      <style:paragraph-properties fo:text-align="start" style:justify-single-word="false"/>
      <style:text-properties fo:font-size="12pt" fo:font-style="normal" style:text-underline-style="none" fo:font-weight="normal" officeooo:rsid="0022cfa3" officeooo:paragraph-rsid="0022cfa3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 style:list-style-name="L6">
      <style:paragraph-properties fo:text-align="start" style:justify-single-word="false"/>
      <style:text-properties fo:font-size="12pt" fo:font-style="normal" style:text-underline-style="none" fo:font-weight="normal" officeooo:rsid="0022cfa3" officeooo:paragraph-rsid="00235a07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 style:list-style-name="L6">
      <style:paragraph-properties fo:text-align="start" style:justify-single-word="false"/>
      <style:text-properties fo:font-size="12pt" fo:font-style="normal" style:text-underline-style="none" fo:font-weight="normal" officeooo:rsid="00235a07" officeooo:paragraph-rsid="00235a07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 style:list-style-name="L7">
      <style:paragraph-properties fo:text-align="start" style:justify-single-word="false"/>
      <style:text-properties fo:font-size="12pt" fo:font-style="normal" style:text-underline-style="none" fo:font-weight="normal" officeooo:rsid="0022cfa3" officeooo:paragraph-rsid="0022cfa3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 style:list-style-name="L8">
      <style:paragraph-properties fo:text-align="start" style:justify-single-word="false"/>
      <style:text-properties fo:font-size="12pt" fo:font-style="normal" style:text-underline-style="none" fo:font-weight="normal" officeooo:rsid="00276ec5" officeooo:paragraph-rsid="00276ec5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 style:list-style-name="L9">
      <style:paragraph-properties fo:text-align="start" style:justify-single-word="false"/>
      <style:text-properties fo:font-size="12pt" fo:font-style="normal" style:text-underline-style="none" fo:font-weight="normal" officeooo:rsid="00276ec5" officeooo:paragraph-rsid="00276ec5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normal" style:text-underline-style="solid" style:text-underline-width="auto" style:text-underline-color="font-color" fo:font-weight="bold" officeooo:rsid="001cf556" style:font-style-asian="normal" style:font-weight-asian="bold" style:font-style-complex="normal" style:font-weight-complex="bold"/>
    </style:style>
    <style:style style:name="T2" style:family="text">
      <style:text-properties officeooo:rsid="001efec8"/>
    </style:style>
    <style:style style:name="T3" style:family="text">
      <style:text-properties officeooo:rsid="0022cfa3"/>
    </style:style>
    <style:style style:name="T4" style:family="text">
      <style:text-properties officeooo:rsid="00235a07"/>
    </style:style>
    <style:style style:name="T5" style:family="text">
      <style:text-properties officeooo:rsid="0027dad1"/>
    </style:style>
    <style:style style:name="T6" style:family="text">
      <style:text-properties officeooo:rsid="00295cb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O DO for BattleShip Game</text:p>
      <text:p text:style-name="P3"/>
      <text:p text:style-name="P4">Requirements of objects:::::::</text:p>
      <text:list xml:id="list5350819323528985767" text:style-name="L1">
        <text:list-item>
          <text:p text:style-name="P10">2 Grid for each player<text:line-break/>target-grid and ocean grid</text:p>
        </text:list-item>
        <text:list-item>
          <text:p text:style-name="P10">Ships<text:line-break/>five for each player.....</text:p>
          <text:p text:style-name="P12"/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Ship Name</text:p>
          </table:table-cell>
          <table:table-cell table:style-name="Table1.B1" office:value-type="string">
            <text:p text:style-name="P1">no. of holes/position it has to take</text:p>
          </table:table-cell>
        </table:table-row>
        <table:table-row>
          <table:table-cell table:style-name="Table1.A2" office:value-type="string">
            <text:p text:style-name="P1">Carrier</text:p>
          </table:table-cell>
          <table:table-cell table:style-name="Table1.B2" office:value-type="string">
            <text:p text:style-name="P1">5</text:p>
          </table:table-cell>
        </table:table-row>
        <table:table-row>
          <table:table-cell table:style-name="Table1.A2" office:value-type="string">
            <text:p text:style-name="P1">Battleship</text:p>
          </table:table-cell>
          <table:table-cell table:style-name="Table1.B2" office:value-type="string">
            <text:p text:style-name="P1">4</text:p>
          </table:table-cell>
        </table:table-row>
        <table:table-row>
          <table:table-cell table:style-name="Table1.A2" office:value-type="string">
            <text:p text:style-name="P1">Cruiser</text:p>
          </table:table-cell>
          <table:table-cell table:style-name="Table1.B2" office:value-type="string">
            <text:p text:style-name="P1">3</text:p>
          </table:table-cell>
        </table:table-row>
        <table:table-row>
          <table:table-cell table:style-name="Table1.A2" office:value-type="string">
            <text:p text:style-name="P1">Submarine</text:p>
          </table:table-cell>
          <table:table-cell table:style-name="Table1.B2" office:value-type="string">
            <text:p text:style-name="P2">3</text:p>
          </table:table-cell>
        </table:table-row>
        <table:table-row>
          <table:table-cell table:style-name="Table1.A2" office:value-type="string">
            <text:p text:style-name="P1">Destroyer</text:p>
          </table:table-cell>
          <table:table-cell table:style-name="Table1.B2" office:value-type="string">
            <text:p text:style-name="P1">2</text:p>
          </table:table-cell>
        </table:table-row>
      </table:table>
      <text:list xml:id="list153531087557242" text:continue-numbering="true" text:style-name="L1">
        <text:list-item>
          <text:p text:style-name="P10">Player objects</text:p>
        </text:list-item>
      </text:list>
      <text:p text:style-name="P4"/>
      <text:p text:style-name="P4"/>
      <text:p text:style-name="P5">Requirement of Events ::::::::::::::</text:p>
      <text:list xml:id="list4072803816156237560" text:style-name="L2">
        <text:list-item>
          <text:p text:style-name="P13">Ready</text:p>
        </text:list-item>
        <text:list-item>
          <text:p text:style-name="P11">calling out of shot</text:p>
        </text:list-item>
        <text:list-item>
          <text:p text:style-name="P11">hit </text:p>
        </text:list-item>
        <text:list-item>
          <text:p text:style-name="P11">miss</text:p>
        </text:list-item>
        <text:list-item>
          <text:p text:style-name="P11">sunk</text:p>
        </text:list-item>
        <text:list-item>
          <text:p text:style-name="P14">game over</text:p>
        </text:list-item>
      </text:list>
      <text:p text:style-name="P6"/>
      <text:p text:style-name="P6"/>
      <text:p text:style-name="Subtitle"><text:tab/><text:tab/><text:span text:style-name="T1">Grid</text:span></text:p>
      <text:list xml:id="list1718414476277136727" text:style-name="L3">
        <text:list-item>
          <text:p text:style-name="P15">it should contain 10 x 10 matrix</text:p>
        </text:list-item>
        <text:list-item>
          <text:p text:style-name="P15">it should know which positions have been used</text:p>
        </text:list-item>
        <text:list-item>
          <text:p text:style-name="P15">it should know to whom it belongs and what its type is i.e. does it stands for Target Grid or Ocean grid</text:p>
        </text:list-item>
        <text:list-item>
          <text:p text:style-name="P15">it should where the hits have been made</text:p>
        </text:list-item>
      </text:list>
      <text:p text:style-name="P7"/>
      <text:p text:style-name="P8">Ships</text:p>
      <text:list xml:id="list1452005466968674322" text:style-name="L4">
        <text:list-item>
          <text:p text:style-name="P16">initially ship must not contain any of the positions</text:p>
        </text:list-item>
        <text:list-item>
          <text:p text:style-name="P16">depending upon whether horizontal/vertical it should contain coordinates of grid where it lies</text:p>
        </text:list-item>
        <text:list-item>
          <text:p text:style-name="P17">it should know how many hits it can sustain or number of coordinates it has</text:p>
        </text:list-item>
        <text:list-item>
          <text:p text:style-name="P17">if all its coordinates has been targeted then it no longer exist/sunk</text:p>
        </text:list-item>
      </text:list>
      <text:p text:style-name="P9">Players</text:p>
      <text:list xml:id="list2907928044224595556" text:style-name="L5">
        <text:list-header>
          <text:p text:style-name="P18"/>
        </text:list-header>
        <text:list-item>
          <text:p text:style-name="P18">they can request to position the ships on specific spots on their own grid</text:p>
        </text:list-item>
        <text:list-item>
          <text:p text:style-name="P18"><text:soft-page-break/>player must be able to invoke Ready event only when all their ships have been positioned</text:p>
        </text:list-item>
        <text:list-item>
          <text:p text:style-name="P18">they can invoke 'calling out for shot' event</text:p>
        </text:list-item>
        <text:list-item>
          <text:p text:style-name="P18">they can invoke a<text:span text:style-name="T3">n</text:span> event only when its their turn</text:p>
        </text:list-item>
        <text:list-item>
          <text:p text:style-name="P18">each player can only access/view their own territory</text:p>
        </text:list-item>
        <text:list-item>
          <text:p text:style-name="P18">player can know the shots <text:span text:style-name="T2">made by other player on their grid</text:span></text:p>
        </text:list-item>
      </text:list>
      <text:p text:style-name="P19"><text:span text:style-name="T2"/></text:p>
      <text:p text:style-name="P20"><text:span text:style-name="T2">I</text:span>nstruc<text:span text:style-name="T4">t</text:span>ions.</text:p>
      <text:list xml:id="list4729554307063396522" text:style-name="L7">
        <text:list-item>
          <text:p text:style-name="P25">There should be two players.</text:p>
        </text:list-item>
        <text:list-item>
          <text:p text:style-name="P25">Each player has 5 ships.</text:p>
        </text:list-item>
      </text:list>
      <text:list xml:id="list5414196376157293021" text:style-name="L6">
        <text:list-item>
          <text:p text:style-name="P22">The ships can only placed vertical or horizontal, not diagonally on the grid.</text:p>
        </text:list-item>
        <text:list-item>
          <text:p text:style-name="P24">Do not place a ship so that any part of it overlaps letters, numbers, the edge of the grid or another ship.</text:p>
        </text:list-item>
        <text:list-item>
          <text:p text:style-name="P22">The game can only start when both the players place their 5 ships on grid and announce ready.</text:p>
        </text:list-item>
        <text:list-item>
          <text:p text:style-name="P22">Only one player can place a shot at a time, players have alternate turns.</text:p>
        </text:list-item>
        <text:list-item>
          <text:p text:style-name="P22">When a shot is made, the opponent immediately tells the player whether it is a 'hit' or 'miss'.</text:p>
        </text:list-item>
        <text:list-item>
          <text:p text:style-name="P23"><text:span text:style-name="T4">It is a 'hit' if the shot made hole on his grid covered by a ship.</text:span></text:p>
        </text:list-item>
        <text:list-item>
          <text:p text:style-name="P23"><text:span text:style-name="T4">It is a 'miss' if the shot made hole is empty or not covered by any ship.</text:span></text:p>
        </text:list-item>
        <text:list-item>
          <text:p text:style-name="P23"><text:span text:style-name="T4">Once all the holes in any one of the ship are shot, it has been sunk.</text:span></text:p>
        </text:list-item>
        <text:list-item>
          <text:p text:style-name="P23"><text:span text:style-name="T4">The owner of the ship must announce when ship has sunk.</text:span></text:p>
        </text:list-item>
        <text:list-item>
          <text:p text:style-name="P23"><text:span text:style-name="T4">When one player first sink opponent's 5 ships, you win the game.</text:span> </text:p>
        </text:list-item>
      </text:list>
      <text:p text:style-name="P21">Flow</text:p>
      <text:list xml:id="list1923184295883701819" text:style-name="L8">
        <text:list-item>
          <text:p text:style-name="P26">On starting of the game as the player press start grids and ships are to be shown.</text:p>
        </text:list-item>
        <text:list-item>
          <text:p text:style-name="P26">After showing the grid and ships the player can select any of the ships.</text:p>
        </text:list-item>
        <text:list-item>
          <text:p text:style-name="P26">On selection of a ship according to it's alignment it should be positioned on the grid <text:span text:style-name="T6">on appropriate position.</text:span></text:p>
        </text:list-item>
        <text:list-item>
          <text:p text:style-name="P26">Till here everything will be asynchronous it means that both the players can select any of the ship and can place their ship anywhere without depending on the other player.</text:p>
        </text:list-item>
        <text:list-item>
          <text:p text:style-name="P26">After positioning all the ships players will hit ready button and from now every task will be synchronous, it means players will depend on each other.</text:p>
        </text:list-item>
        <text:list-item>
          <text:p text:style-name="P26">After they are ready player1 will attack o<text:span text:style-name="T5">n</text:span> player2's grid, and after his turn player2 will attack on player1's grid.</text:p>
        </text:list-item>
        <text:list-item>
          <text:p text:style-name="P26">There is a function to check whether the attack is been hit any of the ship or it is a miss. If it is a hit, 'that was a hit' will be displayed. Or if it is a miss, 'that was miss' will be displayed.</text:p>
        </text:list-item>
        <text:list-item>
          <text:p text:style-name="P26">After hitting all the points of a ship that ship will sink and one ship from that player whose ship has been sunk will be removed.</text:p>
        </text:list-item>
        <text:list-item>
          <text:p text:style-name="P26">If all the ships of any player will sink that player will lose the game and other player will win. </text:p>
        </text:list-item>
      </text:list>
      <text:list xml:id="list2621981785645640740" text:style-name="L9">
        <text:list-item>
          <text:p text:style-name="P27"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7:52:46.333265000</meta:creation-date>
    <dc:date>2015-11-19T15:35:30.161651000</dc:date>
    <meta:editing-duration>PT32M30S</meta:editing-duration>
    <meta:editing-cycles>7</meta:editing-cycles>
    <meta:generator>LibreOffice/4.1.3.2$MacOSX_x86 LibreOffice_project/70feb7d99726f064edab4605a8ab840c50ec57a</meta:generator>
    <meta:document-statistic meta:table-count="1" meta:image-count="0" meta:object-count="0" meta:page-count="3" meta:paragraph-count="66" meta:word-count="654" meta:character-count="3247" meta:non-whitespace-character-count="2698"/>
  </office:meta>
</office:document-meta>
</file>